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1e611"/>
    </style:style>
    <style:style style:name="P4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3ab4e"/>
    </style:style>
    <style:style style:name="P5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6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9adef"/>
    </style:style>
    <style:style style:name="P7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b904a"/>
    </style:style>
    <style:style style:name="P8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b904a"/>
    </style:style>
    <style:style style:name="P9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b904a"/>
    </style:style>
    <style:style style:name="P10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2" style:family="paragraph" style:parent-style-name="Heading_20_3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13" style:family="paragraph" style:parent-style-name="Table_20_Contents">
      <style:paragraph-properties style:snap-to-layout-grid="false"/>
      <style:text-properties officeooo:paragraph-rsid="0011e611"/>
    </style:style>
    <style:style style:name="T1" style:family="text">
      <style:text-properties officeooo:rsid="0011e611"/>
    </style:style>
    <style:style style:name="T2" style:family="text">
      <style:text-properties officeooo:rsid="0013ab4e"/>
    </style:style>
    <style:style style:name="T3" style:family="text">
      <style:text-properties officeooo:rsid="0017b57b"/>
    </style:style>
    <style:style style:name="T4" style:family="text">
      <style:text-properties style:text-underline-style="solid" style:text-underline-width="auto" style:text-underline-color="font-color" officeooo:rsid="0017b57b"/>
    </style:style>
    <style:style style:name="T5" style:family="text">
      <style:text-properties style:text-underline-style="solid" style:text-underline-width="auto" style:text-underline-color="font-color" officeooo:rsid="0019adef"/>
    </style:style>
    <style:style style:name="T6" style:family="text">
      <style:text-properties style:text-underline-style="none" officeooo:rsid="0017b57b"/>
    </style:style>
    <style:style style:name="T7" style:family="text">
      <style:text-properties style:text-underline-style="none" officeooo:rsid="0019adef"/>
    </style:style>
    <style:style style:name="T8" style:family="text">
      <style:text-properties officeooo:rsid="0019adef"/>
    </style:style>
    <style:style style:name="T9" style:family="text">
      <style:text-properties officeooo:rsid="001b904a"/>
    </style:style>
    <style:style style:name="T10" style:family="text">
      <style:text-properties officeooo:rsid="001a4f1c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2"><text:file-name text:display="name">UC03.10.03 - Excluir Espaç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1-04-07">
            <text:p text:style-name="P13"><text:span text:style-name="T1">04/07/11</text:span></text:p>
          </table:table-cell>
          <table:table-cell table:style-name="Tabela1.A2" office:value-type="string">
            <text:p text:style-name="P13"><text:span text:style-name="T1">Marcio Belo</text:span>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1" text:outline-level="3">Pré-condições</text:h>
      <text:list xml:id="list732798563" text:style-name="WW8Num5">
        <text:list-item>
          <text:p text:style-name="P3"><text:span text:style-name="T1">Usuário deve ter permissão de acesso;</text:span></text:p>
        </text:list-item>
        <text:list-item>
          <text:p text:style-name="P3"><text:span text:style-name="T1">Usuário acionou a opção </text:span><text:span text:style-name="T9">Excluir</text:span><text:span text:style-name="T8"> de um espaço específico</text:span><text:span text:style-name="T3"> no caso de uso base;</text:span></text:p>
        </text:list-item>
      </text:list>
      <text:h text:style-name="P11" text:outline-level="3">Atores</text:h>
      <text:p text:style-name="Text_20_body">Coordenador (primário)</text:p>
      <text:h text:style-name="P11" text:outline-level="3">Fluxo Principal</text:h>
      <text:list xml:id="list565692760" text:continue-list="list732798563" text:style-name="WW8Num5">
        <text:list-item text:start-value="1">
          <text:p text:style-name="P3"><text:bookmark-start text:name="__DdeLink__99_1968549385"/><text:span text:style-name="T1">Sistema </text:span><text:span text:style-name="T8">exibe</text:span><text:span text:style-name="T3">:</text:span></text:p>
          <text:list>
            <text:list-item>
              <text:p text:style-name="P3"><text:span text:style-name="T1">Nome do espaço</text:span></text:p>
            </text:list-item>
            <text:list-item>
              <text:p text:style-name="P3"><text:span text:style-name="T1">Capacidade</text:span></text:p>
            </text:list-item>
          </text:list>
        </text:list-item>
        <text:list-item>
          <text:p text:style-name="P3"><text:span text:style-name="T3">Sistema exibe as o</text:span><text:span text:style-name="T1">pç</text:span><text:span text:style-name="T3">ões</text:span><text:span text:style-name="T1"> </text:span><text:span text:style-name="T9">Confirmar Exclusão</text:span><text:span text:style-name="T3"> e Cancelar;</text:span></text:p>
        </text:list-item>
        <text:list-item>
          <text:p text:style-name="P7"><text:span text:style-name="T3">Usuário aciona a opção </text:span><text:span text:style-name="T9">Confirmar Exclusão</text:span><text:span text:style-name="T3">;</text:span></text:p>
        </text:list-item>
        <text:list-item>
          <text:p text:style-name="P9"><text:bookmark-end text:name="__DdeLink__99_1968549385"/><text:bookmark-start text:name="__DdeLink__564_1968549385"/><text:span text:style-name="T10">Sistema exibe a mensagem 'Espaço </text:span><text:span text:style-name="T9">excluído</text:span><text:span text:style-name="T10"> com sucesso' e volta ao passo 1 do caso de uso base;</text:span><text:bookmark-end text:name="__DdeLink__564_1968549385"/></text:p>
        </text:list-item>
      </text:list>
      <text:h text:style-name="P12" text:outline-level="3">Pós-condições</text:h>
      <text:list xml:id="list84401494" text:continue-list="list565692760" text:style-name="WW8Num5">
        <text:list-item text:start-value="1">
          <text:p text:style-name="P5"><text:span text:style-name="T3">Sistema </text:span><text:span text:style-name="T9">exclui o espaço e colocou com nulas todas as alocações desse espaço;</text:span></text:p>
        </text:list-item>
        <text:list-item>
          <text:p text:style-name="P5"><text:span text:style-name="T3">Sistema registrou no log de auditoria, para o usuário logado, a seguinte mensagem: “</text:span><text:span text:style-name="T9">Excluído o espaço de </text:span><text:span text:style-name="T3">nome </text:span><text:span text:style-name="T4">Híbrida 1</text:span><text:span text:style-name="T6">.”</text:span></text:p>
        </text:list-item>
      </text:list>
      <text:h text:style-name="P11" text:outline-level="3">Regras de Negócio</text:h>
      <text:p text:style-name="P8"><text:span text:style-name="T9">N/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7-04T21:19:43</dc:date>
    <meta:editing-cycles>17</meta:editing-cycles>
    <meta:editing-duration>PT00H29M32S</meta:editing-duration>
    <meta:generator>OpenOffice.org/3.2$Linux OpenOffice.org_project/320m19$Build-9505</meta:generator>
    <meta:document-statistic meta:table-count="1" meta:image-count="0" meta:object-count="0" meta:page-count="1" meta:paragraph-count="25" meta:word-count="135" meta:character-count="789"/>
    <meta:user-defined meta:name="_DocHome" meta:value-type="float">1971586133</meta:user-defined>
  </office:meta>
</office:document-meta>
</file>